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1" fo:font-size="12pt" fo:language="ru" fo:country="RU" officeooo:rsid="00350d37" officeooo:paragraph-rsid="00350d37" style:font-size-asian="12pt" style:font-size-complex="12pt"/>
    </style:style>
    <style:style style:name="P2" style:family="paragraph" style:parent-style-name="Standard">
      <style:text-properties style:font-name="Courier New1" fo:font-size="12pt" fo:language="ru" fo:country="RU" officeooo:rsid="00350d37" officeooo:paragraph-rsid="0036d511" style:font-size-asian="12pt" style:font-size-complex="12pt"/>
    </style:style>
    <style:style style:name="P3" style:family="paragraph" style:parent-style-name="Standard">
      <style:text-properties style:font-name="Courier New1" fo:font-size="12pt" fo:language="ru" fo:country="RU" officeooo:rsid="00350d37" officeooo:paragraph-rsid="003f6824" style:font-size-asian="12pt" style:font-size-complex="12pt"/>
    </style:style>
    <style:style style:name="P4" style:family="paragraph" style:parent-style-name="Standard">
      <style:text-properties style:font-name="Courier New" fo:font-size="12pt" fo:language="ru" fo:country="RU" officeooo:rsid="00350d37" officeooo:paragraph-rsid="00350d37" style:font-size-asian="12pt" style:font-size-complex="12pt"/>
    </style:style>
    <style:style style:name="P5" style:family="paragraph" style:parent-style-name="Standard">
      <style:text-properties style:font-name="Courier New" fo:font-size="12pt" fo:language="ru" fo:country="RU" officeooo:rsid="00350d37" officeooo:paragraph-rsid="0036d511" style:font-size-asian="12pt" style:font-size-complex="12pt"/>
    </style:style>
    <style:style style:name="P6" style:family="paragraph" style:parent-style-name="Standard">
      <style:text-properties style:font-name="Courier New" fo:font-size="12pt" fo:language="ru" fo:country="RU" officeooo:rsid="00350d37" officeooo:paragraph-rsid="003c2563" style:font-size-asian="12pt" style:font-size-complex="12pt"/>
    </style:style>
    <style:style style:name="P7" style:family="paragraph" style:parent-style-name="Standard">
      <style:text-properties style:font-name="Courier New" fo:font-size="12pt" fo:language="en" fo:country="US" officeooo:rsid="0036d511" officeooo:paragraph-rsid="0036d511" style:font-size-asian="12pt" style:font-size-complex="12pt"/>
    </style:style>
    <style:style style:name="P8" style:family="paragraph" style:parent-style-name="Standard">
      <style:text-properties style:font-name="Courier New" fo:font-size="12pt" fo:language="en" fo:country="US" officeooo:rsid="0036d511" officeooo:paragraph-rsid="00385a7c" style:font-size-asian="12pt" style:font-size-complex="12pt"/>
    </style:style>
    <style:style style:name="P9" style:family="paragraph" style:parent-style-name="Standard">
      <style:text-properties fo:color="#0101fd" style:font-name="Courier New1" fo:font-size="12pt" fo:language="ru" fo:country="RU" officeooo:rsid="00350d37" officeooo:paragraph-rsid="00350d37" style:font-size-asian="12pt" style:font-size-complex="12pt"/>
    </style:style>
    <style:style style:name="P10" style:family="paragraph" style:parent-style-name="Standard">
      <style:text-properties fo:color="#0101fd" style:font-name="Courier New" fo:font-size="12pt" fo:language="ru" fo:country="RU" officeooo:rsid="0046b02d" officeooo:paragraph-rsid="0047c44c" style:font-size-asian="12pt" style:font-size-complex="12pt"/>
    </style:style>
    <style:style style:name="P11" style:family="paragraph" style:parent-style-name="Standard">
      <style:text-properties fo:color="#008000" style:font-name="Courier New1" fo:font-size="12pt" fo:language="en" fo:country="US" officeooo:rsid="0036d511" officeooo:paragraph-rsid="0036d511" style:font-size-asian="12pt" style:font-size-complex="12pt"/>
    </style:style>
    <style:style style:name="P12" style:family="paragraph" style:parent-style-name="Standard">
      <style:text-properties fo:color="#000000" style:font-name="Courier New" fo:font-size="12pt" fo:language="ru" fo:country="RU" officeooo:rsid="00495359" officeooo:paragraph-rsid="00495359" style:font-size-asian="12pt" style:font-size-complex="12pt"/>
    </style:style>
    <style:style style:name="P13" style:family="paragraph" style:parent-style-name="Standard">
      <style:text-properties fo:color="#000000" style:font-name="Courier New" fo:font-size="12pt" fo:language="ru" fo:country="RU" officeooo:rsid="0046b02d" officeooo:paragraph-rsid="0047c44c" style:font-size-asian="12pt" style:font-size-complex="12pt"/>
    </style:style>
    <style:style style:name="P14" style:family="paragraph" style:parent-style-name="Standard">
      <style:text-properties fo:color="#000000" style:font-name="Courier New" fo:font-size="12pt" fo:language="ru" fo:country="RU" fo:font-weight="bold" officeooo:rsid="00495359" officeooo:paragraph-rsid="00495359" style:font-size-asian="12pt" style:font-weight-asian="bold" style:font-size-complex="12pt" style:font-weight-complex="bold"/>
    </style:style>
    <style:style style:name="P15" style:family="paragraph" style:parent-style-name="Standard">
      <style:text-properties fo:color="#000000" style:font-name="Courier New" fo:font-size="12pt" fo:language="en" fo:country="US" officeooo:rsid="00495359" officeooo:paragraph-rsid="00495359" style:font-size-asian="12pt" style:font-size-complex="12pt"/>
    </style:style>
    <style:style style:name="P16" style:family="paragraph" style:parent-style-name="Standard">
      <style:text-properties fo:color="#000000" style:font-name="Courier New" fo:font-size="12pt" fo:language="en" fo:country="US" fo:font-weight="bold" officeooo:rsid="00495359" officeooo:paragraph-rsid="00495359" style:font-size-asian="12pt" style:font-weight-asian="bold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438bea"/>
    </style:style>
    <style:style style:name="T4" style:family="text">
      <style:text-properties fo:language="ru" fo:country="RU" officeooo:rsid="0044b904"/>
    </style:style>
    <style:style style:name="T5" style:family="text">
      <style:text-properties fo:font-variant="normal" fo:text-transform="none" fo:color="#008000" fo:letter-spacing="normal" fo:font-style="normal" fo:font-weight="normal"/>
    </style:style>
    <style:style style:name="T6" style:family="text">
      <style:text-properties fo:font-variant="normal" fo:text-transform="none" fo:color="#008000" fo:letter-spacing="normal" fo:font-style="normal" fo:font-weight="normal" officeooo:rsid="0047c44c"/>
    </style:style>
    <style:style style:name="T7" style:family="text">
      <style:text-properties fo:font-variant="normal" fo:text-transform="none" fo:color="#008000" fo:letter-spacing="normal" fo:language="ru" fo:country="RU" fo:font-style="normal" fo:font-weight="normal"/>
    </style:style>
    <style:style style:name="T8" style:family="text">
      <style:text-properties fo:font-variant="normal" fo:text-transform="none" fo:color="#008000" fo:letter-spacing="normal" fo:language="en" fo:country="US" fo:font-style="normal" fo:font-weight="normal"/>
    </style:style>
    <style:style style:name="T9" style:family="text">
      <style:text-properties fo:font-variant="normal" fo:text-transform="none" fo:color="#0101fd" fo:letter-spacing="normal" fo:font-style="normal" fo:font-weight="normal"/>
    </style:style>
    <style:style style:name="T10" style:family="text">
      <style:text-properties fo:font-variant="normal" fo:text-transform="none" fo:color="#0101fd" fo:letter-spacing="normal" fo:language="ru" fo:country="RU" fo:font-style="normal" fo:font-weight="normal"/>
    </style:style>
    <style:style style:name="T11" style:family="text">
      <style:text-properties fo:font-variant="normal" fo:text-transform="none" fo:color="#171717" fo:letter-spacing="normal"/>
    </style:style>
    <style:style style:name="T12" style:family="text">
      <style:text-properties fo:font-variant="normal" fo:text-transform="none" fo:color="#171717" fo:letter-spacing="normal" fo:font-style="normal" fo:font-weight="normal"/>
    </style:style>
    <style:style style:name="T13" style:family="text">
      <style:text-properties fo:font-variant="normal" fo:text-transform="none" fo:color="#171717" fo:letter-spacing="normal" fo:language="ru" fo:country="RU"/>
    </style:style>
    <style:style style:name="T14" style:family="text">
      <style:text-properties fo:font-variant="normal" fo:text-transform="none" fo:color="#171717" fo:letter-spacing="normal" fo:language="ru" fo:country="RU" fo:font-style="normal" fo:font-weight="normal"/>
    </style:style>
    <style:style style:name="T15" style:family="text">
      <style:text-properties fo:font-variant="normal" fo:text-transform="none" fo:color="#a31515" fo:letter-spacing="normal" fo:font-style="normal" fo:font-weight="normal"/>
    </style:style>
    <style:style style:name="T16" style:family="text">
      <style:text-properties fo:font-variant="normal" fo:text-transform="none" fo:letter-spacing="normal" fo:font-style="normal"/>
    </style:style>
    <style:style style:name="T17" style:family="text">
      <style:text-properties fo:font-variant="normal" fo:text-transform="none" fo:letter-spacing="normal" fo:font-style="normal" fo:font-weight="normal"/>
    </style:style>
    <style:style style:name="T18" style:family="text">
      <style:text-properties fo:font-variant="normal" fo:text-transform="none" fo:letter-spacing="normal" fo:language="en" fo:country="US" fo:font-style="normal" fo:font-weight="normal"/>
    </style:style>
    <style:style style:name="T19" style:family="text">
      <style:text-properties fo:font-variant="normal" fo:text-transform="none" fo:letter-spacing="normal" fo:language="ru" fo:country="RU" fo:font-style="normal" fo:font-weight="normal"/>
    </style:style>
    <style:style style:name="T20" style:family="text">
      <style:text-properties fo:color="#0101fd"/>
    </style:style>
    <style:style style:name="T21" style:family="text">
      <style:text-properties fo:color="#0101fd" fo:language="en" fo:country="US"/>
    </style:style>
    <style:style style:name="T22" style:family="text">
      <style:text-properties officeooo:rsid="0036d511"/>
    </style:style>
    <style:style style:name="T23" style:family="text">
      <style:text-properties officeooo:rsid="003dd2bf"/>
    </style:style>
    <style:style style:name="T24" style:family="text">
      <style:text-properties officeooo:rsid="0044b9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6">TSQL Scripting API</text:span></text:p>
      <text:p text:style-name="P12"><text:span text:style-name="T17">+ </text:span><text:span text:style-name="T18">OpenSession (free|paid)</text:span></text:p>
      <text:p text:style-name="P12"><text:span text:style-name="T18">+ CloseSession</text:span></text:p>
      <text:p text:style-name="P12"><text:span text:style-name="T18">+ UploadMetadata</text:span></text:p>
      <text:p text:style-name="P12"><text:span text:style-name="T17">+ </text:span><text:span text:style-name="T18">RemoveMetadata</text:span></text:p>
      <text:p text:style-name="P12"><text:span text:style-name="T18">+ GenerateScript</text:span></text:p>
      <text:p text:style-name="P13"><text:span text:style-name="T17"/></text:p>
      <text:p text:style-name="P16"><text:span text:style-name="T16">1C# Scripting API</text:span></text:p>
      <text:p text:style-name="P15"><text:span text:style-name="T17">+ </text:span><text:span text:style-name="T19">ОткрытьСессию</text:span></text:p>
      <text:p text:style-name="P15"><text:span text:style-name="T19">+ ЗакрытьСессию</text:span></text:p>
      <text:p text:style-name="P15"><text:span text:style-name="T19">+ ЗагрузитьМетаданные</text:span></text:p>
      <text:p text:style-name="P15"><text:span text:style-name="T19">+ УдалитьМетаданные</text:span></text:p>
      <text:p text:style-name="P15"><text:span text:style-name="T19">+ СгенерироватьСкрипт</text:span></text:p>
      <text:p text:style-name="P15"><text:span text:style-name="T19">+ ВыполнитьСкрипт</text:span></text:p>
      <text:p text:style-name="P13"><text:span text:style-name="T17"/></text:p>
      <text:p text:style-name="P14"><text:span text:style-name="T16">Структуры данных</text:span></text:p>
      <text:p text:style-name="P12"><text:span text:style-name="T17">+ Метаданные</text:span></text:p>
      <text:p text:style-name="P12"><text:span text:style-name="T17">+ ПараметрыБазыДанных</text:span></text:p>
      <text:p text:style-name="P12"><text:span text:style-name="T17">+ СтруктураЗапроса</text:span></text:p>
      <text:p text:style-name="P13"><text:span text:style-name="T17"/></text:p>
      <text:p text:style-name="P10"><text:span text:style-name="T5">Сверка справочников в двух базах,</text:span></text:p>
      <text:p text:style-name="P10"><text:span text:style-name="T6">в том числе через связанные сервера</text:span></text:p>
      <text:p text:style-name="P9">ВЫБРАТЬ</text:p>
      <text:p text:style-name="P1"><text:s text:c="3"/>Т.Код <text:s text:c="9"/><text:span text:style-name="T20">КАК</text:span> ТКод,</text:p>
      <text:p text:style-name="P1"><text:s text:c="3"/>Т.Наименование <text:span text:style-name="T20">КАК</text:span> ТИмя,</text:p>
      <text:p text:style-name="P1"><text:s text:c="3"/>Б.Код <text:s text:c="9"/><text:span text:style-name="T20">КАК</text:span> <text:span text:style-name="T23">Б</text:span>Код,</text:p>
      <text:p text:style-name="P1"><text:s text:c="3"/>Б.Наименование <text:span text:style-name="T20">КАК</text:span> <text:span text:style-name="T23">Б</text:span>Имя</text:p>
      <text:p text:style-name="P9">ИЗ</text:p>
      <text:p text:style-name="P1"><text:s text:c="3"/>Торговля.Справочник.Валюты <text:span text:style-name="T20">КАК</text:span> Т</text:p>
      <text:p text:style-name="P1"><text:s text:c="3"/><text:span text:style-name="T20">ПОЛНОЕ</text:span> <text:span text:style-name="T20">СОЕДИНЕНИЕ</text:span></text:p>
      <text:p text:style-name="P1"><text:s text:c="6"/>Бухгалтерия.Справочник.Валюты <text:span text:style-name="T20">КАК</text:span> Б</text:p>
      <text:p text:style-name="P1"><text:s text:c="3"/><text:span text:style-name="T20">ПО</text:span> Т.Код = Б.Код</text:p>
      <text:p text:style-name="P9">ГДЕ</text:p>
      <text:p text:style-name="P1"><text:s text:c="3"/>Т.Код <text:span text:style-name="T20">ЕСТЬ</text:span> <text:span text:style-name="T21">NULL</text:span></text:p>
      <text:p text:style-name="P1"><text:span text:style-name="T1"><text:s text:c="3"/></text:span><text:span text:style-name="T20">ИЛИ</text:span></text:p>
      <text:p text:style-name="P1"><text:s text:c="3"/>Б.Код <text:span text:style-name="T20">ЕСТЬ</text:span> <text:span text:style-name="T21">NULL</text:span></text:p>
      <text:p text:style-name="P6"><text:span text:style-name="T8"/></text:p>
      <text:p text:style-name="P6"><text:span text:style-name="T8">INSERT...SELECT example</text:span></text:p>
      <text:p text:style-name="P6"><text:span text:style-name="T8"/></text:p>
      <text:p text:style-name="P3"><text:span text:style-name="T20">ВСТАВИТЬ</text:span></text:p>
      <text:p text:style-name="P3"><text:span text:style-name="T20"><text:s text:c="3"/></text:span>Бухгалтерия.Справочник.Валюты</text:p>
      <text:p text:style-name="P9">ВЫБРАТЬ</text:p>
      <text:p text:style-name="P1"><text:s text:c="3"/><text:span text:style-name="T22">Ссылка</text:span>,</text:p>
      <text:p text:style-name="P1"><text:s text:c="3"/>Код,</text:p>
      <text:p text:style-name="P2"><text:s text:c="3"/><text:span text:style-name="T22">Наименование</text:span></text:p>
      <text:p text:style-name="P9">ИЗ</text:p>
      <text:p text:style-name="P1"><text:s text:c="3"/>Торговля.Справочник.Валюты</text:p>
      <text:p text:style-name="P1"/>
      <text:p text:style-name="P11">MERGE <text:span text:style-name="T2">… </text:span><text:span text:style-name="T3">СОЕДИНИТЬ <text:s text:c="2"/></text:span><text:span text:style-name="T24">USING … </text:span><text:span text:style-name="T4">ИСТОЧНИК</text:span></text:p>
      <text:p text:style-name="P7"><text:span text:style-name="T2"/></text:p>
      <text:p text:style-name="P8"><text:span text:style-name="T10">MERGE</text:span><text:span text:style-name="T13"> </text:span><text:span text:style-name="T14">Production.UnitMeasure </text:span><text:span text:style-name="T10">AS</text:span><text:span text:style-name="T13"> </text:span><text:span text:style-name="T14">target</text:span></text:p>
      <text:p text:style-name="P8"><text:span text:style-name="T10">USING</text:span></text:p>
      <text:p text:style-name="P8"><text:span text:style-name="T14"><text:s text:c="3"/>(</text:span><text:span text:style-name="T10">SELECT</text:span><text:span text:style-name="T13"> </text:span><text:span text:style-name="T14">@UnitMeasureCode, @</text:span><text:span text:style-name="T10">Name</text:span><text:span text:style-name="T14">) </text:span><text:span text:style-name="T10">AS</text:span><text:span text:style-name="T13"> </text:span><text:span text:style-name="T10">source</text:span></text:p>
      <text:p text:style-name="P8"><text:soft-page-break/><text:span text:style-name="T14"><text:s text:c="3"/>(UnitMeasureCode, </text:span><text:span text:style-name="T10">Name</text:span><text:span text:style-name="T14">)</text:span></text:p>
      <text:p text:style-name="P8"><text:span text:style-name="T10">ON</text:span><text:span text:style-name="T13"> </text:span><text:span text:style-name="T14">(target.UnitMeasureCode = source.UnitMeasureCode)</text:span></text:p>
      <text:p text:style-name="P8"><text:span text:style-name="T14"/></text:p>
      <text:p text:style-name="P8"><text:span text:style-name="T10">WHEN</text:span><text:span text:style-name="T13"> </text:span><text:span text:style-name="T10">MATCHED</text:span><text:span text:style-name="T13"> </text:span><text:span text:style-name="T10">THEN</text:span></text:p>
      <text:p text:style-name="P8"><text:span text:style-name="T14"><text:s text:c="3"/></text:span><text:span text:style-name="T10">UPDATE</text:span><text:span text:style-name="T13"> </text:span><text:span text:style-name="T10">SET</text:span><text:span text:style-name="T13"> </text:span><text:span text:style-name="T10">Name</text:span><text:span text:style-name="T13"> </text:span><text:span text:style-name="T14">= source.Name</text:span></text:p>
      <text:p text:style-name="P8"><text:span text:style-name="T14"/></text:p>
      <text:p text:style-name="P8"><text:span text:style-name="T10">WHEN</text:span><text:span text:style-name="T13"> </text:span><text:span text:style-name="T10">NOT</text:span><text:span text:style-name="T13"> </text:span><text:span text:style-name="T10">MATCHED</text:span><text:span text:style-name="T13"> </text:span><text:span text:style-name="T10">THEN</text:span></text:p>
      <text:p text:style-name="P8"><text:span text:style-name="T14"><text:s text:c="3"/></text:span><text:span text:style-name="T10">INSERT</text:span><text:span text:style-name="T13"> </text:span><text:span text:style-name="T14">(UnitMeasureCode, </text:span><text:span text:style-name="T10">Name</text:span><text:span text:style-name="T14">)</text:span></text:p>
      <text:p text:style-name="P8"><text:span text:style-name="T14"><text:s text:c="3"/></text:span><text:span text:style-name="T10">VALUES</text:span><text:span text:style-name="T13"> </text:span><text:span text:style-name="T14">(source.UnitMeasureCode, source.Name)</text:span></text:p>
      <text:p text:style-name="P8"><text:span text:style-name="T14"/></text:p>
      <text:p text:style-name="P8"><text:span text:style-name="T10">OUTPUT</text:span><text:span text:style-name="T13"> </text:span><text:span text:style-name="T14">deleted.*, $</text:span><text:span text:style-name="T10">action</text:span><text:span text:style-name="T14">, inserted.* </text:span><text:span text:style-name="T10">INTO</text:span><text:span text:style-name="T13"> </text:span><text:span text:style-name="T7">#MyTempTable;</text:span><text:span text:style-name="T2"> </text:span></text:p>
      <text:p text:style-name="P4"><text:span text:style-name="T5"/></text:p>
      <text:p text:style-name="P5"><text:span text:style-name="T5">--INSERT...SELECT example</text:span></text:p>
      <text:p text:style-name="P5"><text:span text:style-name="T9">INSERT</text:span><text:span text:style-name="T11"> </text:span><text:span text:style-name="T9">INTO</text:span><text:span text:style-name="T11"> </text:span><text:span text:style-name="T12">dbo.EmployeeSales</text:span></text:p>
      <text:p text:style-name="P5"><text:span text:style-name="T9">SELECT</text:span><text:span text:style-name="T11"> </text:span><text:span text:style-name="T15">'SELECT'</text:span><text:span text:style-name="T12">, sp.BusinessEntityID, c.LastName, sp.SalesYTD</text:span></text:p>
      <text:p text:style-name="P5"><text:span text:style-name="T9">FROM</text:span><text:span text:style-name="T11"> </text:span><text:span text:style-name="T12">Sales.SalesPerson </text:span><text:span text:style-name="T9">AS</text:span><text:span text:style-name="T11"> </text:span><text:span text:style-name="T12">sp</text:span></text:p>
      <text:p text:style-name="P5"><text:span text:style-name="T9">INNER</text:span><text:span text:style-name="T11"> </text:span><text:span text:style-name="T9">JOIN</text:span><text:span text:style-name="T11"> </text:span><text:span text:style-name="T12">Person.Person </text:span><text:span text:style-name="T9">AS</text:span><text:span text:style-name="T11"> </text:span><text:span text:style-name="T12">c</text:span></text:p>
      <text:p text:style-name="P5"><text:span text:style-name="T9">ON</text:span><text:span text:style-name="T11"> </text:span><text:span text:style-name="T12">sp.BusinessEntityID = c.BusinessEntityID</text:span></text:p>
      <text:p text:style-name="P5"><text:span text:style-name="T9">WHERE</text:span><text:span text:style-name="T11"> </text:span><text:span text:style-name="T12">sp.BusinessEntityID </text:span><text:span text:style-name="T9">LIKE</text:span><text:span text:style-name="T11"> </text:span><text:span text:style-name="T15">'2%'</text:span></text:p>
      <text:p text:style-name="P5"><text:span text:style-name="T9">ORDER</text:span><text:span text:style-name="T11"> </text:span><text:span text:style-name="T9">BY</text:span><text:span text:style-name="T11"> </text:span><text:span text:style-name="T12">sp.BusinessEntityID, c.LastName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22:00:25.850000000</meta:creation-date>
    <meta:generator>LibreOffice/5.4.7.2$Windows_X86_64 LibreOffice_project/c838ef25c16710f8838b1faec480ebba495259d0</meta:generator>
    <dc:date>2020-04-07T00:23:15.907000000</dc:date>
    <meta:editing-duration>PT22H15M45S</meta:editing-duration>
    <meta:editing-cycles>42</meta:editing-cycles>
    <meta:document-statistic meta:table-count="0" meta:image-count="0" meta:object-count="0" meta:page-count="2" meta:paragraph-count="62" meta:word-count="170" meta:character-count="1474" meta:non-whitespace-character-count="1280"/>
  </office:meta>
</office:document-meta>
</file>